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6_13-13-05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06_17-28-19_000.jpg</text:p>
          </table:table-cell>
          <table:table-cell table:style-name="ce19" office:value-type="string">
            <text:p>:bookmemo / 読んだ本 / 『ある異常体験者の偏見』 / 著者=山本七平</text:p>
          </table:table-cell>
          <table:table-cell table:style-name="ce4"/>
          <table:table-cell table:style-name="ce4"/>
          <table:table-cell table:style-name="ce4" office:value-type="string">
            <text:p>N-35-35-28.463745 E-139-34-49.324951</text:p>
          </table:table-cell>
          <table:table-cell table:style-name="ce35" table:formula="of:=IF([.E3]=&quot;&quot;;[.C3];CONCATENATE([.C3];&quot; / &quot;;[.E3]))" office:value-type="string" office:string-value=":bookmemo / 読んだ本 / 『ある異常体験者の偏見』 / 著者=山本七平">
            <text:p>:bookmemo / 読んだ本 / 『ある異常体験者の偏見』 / 著者=山本七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6_20-51-44_000.jpg</text:p>
          </table:table-cell>
          <table:table-cell table:style-name="ce19" office:value-type="string">
            <text:p>:m 食べた物</text:p>
          </table:table-cell>
          <table:table-cell table:style-name="ce3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7_03-50-02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7_03-51-2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7_12-05-06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381347 E-139-34-49.709472</text:p>
          </table:table-cell>
          <table:table-cell table:style-name="ce35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7_12-25-57_000.jpg</text:p>
          </table:table-cell>
          <table:table-cell table:style-name="ce19" office:value-type="string">
            <text:p>:m 1*1 RES / free / res-id=1LRH / session-1 / <text:s/>theme=mathematics:combinations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8]=&quot;&quot;;[.C8];CONCATENATE([.C8];&quot; / &quot;;[.E8]))" office:value-type="string" office:string-value=":m 1*1 RES / free / res-id=1LRH / session-1 /  theme=mathematics:combinations">
            <text:p>:m 1*1 RES / free / res-id=1LRH / session-1 / <text:s/>theme=mathematics:combinations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7_12-26-25_000.jpg</text:p>
          </table:table-cell>
          <table:table-cell table:style-name="ce19" office:value-type="string">
            <text:p>:m music / log / jap.flute-bamboo / || s.1:for=memo:each-hole-whichi-pitch,session=20201205 ||\|| :m 見た夢 |\| :m :? 1*1 / 「意識」とは、なにか？「神」とは、なにか？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5" table:formula="of:=IF([.E9]=&quot;&quot;;[.C9];CONCATENATE([.C9];&quot; / &quot;;[.E9]))" office:value-type="string" office:string-value=":m music / log / jap.flute-bamboo / || s.1:for=memo:each-hole-whichi-pitch,session=20201205 ||\|| :m 見た夢 |\| :m :? 1*1 / 「意識」とは、なにか？「神」とは、なにか？">
            <text:p>:m music / log / jap.flute-bamboo / || s.1:for=memo:each-hole-whichi-pitch,session=20201205 ||\|| :m 見た夢 |\| :m :? 1*1 / 「意識」とは、なにか？「神」とは、なにか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6_12-04-35_000.mid</text:p>
          </table:table-cell>
          <table:table-cell table:style-name="ce8" office:value-type="string">
            <text:p>:in-mid / app=perfect-piano / 演奏、play / id-2020-1206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in-mid / app=perfect-piano / 演奏、play / id-2020-1206-1 / category=melody,inst=~,for=~,genre=~">
            <text:p>:in-mid / app=perfect-piano / 演奏、play / id-2020-1206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6_15-31-22_000.avi</text:p>
          </table:table-cell>
          <table:table-cell table:style-name="ce8" office:value-type="string">
            <text:p>-*</text:p>
          </table:table-cell>
          <table:table-cell table:style-name="ce16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6_18-34-52_000.mp4</text:p>
          </table:table-cell>
          <table:table-cell table:style-name="ce8" office:value-type="string">
            <text:p>:VIDEO / @自室 / 記録 / jap.flute-bamboo / 演奏、play / b-2020-1206-1 / genr=tips:how-to-blow:half-note:oct-1:h-1h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-bamboo / 演奏、play / b-2020-1206-1 / genr=tips:how-to-blow:half-note:oct-1:h-1h">
            <text:p>:VIDEO / @自室 / 記録 / jap.flute-bamboo / 演奏、play / b-2020-1206-1 / genr=tips:how-to-blow:half-note:oct-1:h-1h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6_18-50-46_000.mp4</text:p>
          </table:table-cell>
          <table:table-cell table:style-name="ce8" office:value-type="string">
            <text:p>:VIDEO / @自室 / 記録 / jap.flute / 演奏、play / f-2020-1206-1 / genr=record:blowing:h-1,other=loc-1:30:sound-not-out</text:p>
          </table:table-cell>
          <table:table-cell table:style-name="ce17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室 / 記録 / jap.flute / 演奏、play / f-2020-1206-1 / genr=record:blowing:h-1,other=loc-1:30:sound-not-out">
            <text:p>:VIDEO / @自室 / 記録 / jap.flute / 演奏、play / f-2020-1206-1 / genr=record:blowing:h-1,other=loc-1:30:sound-not-out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6_23-18-33_000.mp4</text:p>
          </table:table-cell>
          <table:table-cell table:style-name="ce8" office:value-type="string">
            <text:p>:VIDEO / @自室 / 記録 / jap.flute / 演奏、play / f-2020-1206-2 / genr=genr=tips:how-to-blow:oct-2:h-3</text:p>
          </table:table-cell>
          <table:table-cell table:style-name="ce18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IDEO / @自室 / 記録 / jap.flute / 演奏、play / f-2020-1206-2 / genr=genr=tips:how-to-blow:oct-2:h-3">
            <text:p>:VIDEO / @自室 / 記録 / jap.flute / 演奏、play / f-2020-1206-2 / genr=genr=tips:how-to-blow:oct-2:h-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7_12-54-02_000.mp4</text:p>
          </table:table-cell>
          <table:table-cell table:style-name="ce8" office:value-type="string">
            <text:p>:VIDEO / @自宅 / メモ / kb,keyboard / 演奏、play / k-2020-1207-1 / f-rev:relay-12,key=C,chor=C;Dm;Am,other=topic:クリシェ,for=ph-N</text:p>
          </table:table-cell>
          <table:table-cell table:style-name="ce16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宅 / メモ / kb,keyboard / 演奏、play / k-2020-1207-1 / f-rev:relay-12,key=C,chor=C;Dm;Am,other=topic:クリシェ,for=ph-N">
            <text:p>:VIDEO / @自宅 / メモ / kb,keyboard / 演奏、play / k-2020-1207-1 / f-rev:relay-12,key=C,chor=C;Dm;Am,other=topic:クリシェ,for=ph-N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3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7">2020/12/07</text:date>, <text:time>15:5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7T15:57:12.72</dc:date>
    <dc:creator>iwabuchi ken</dc:creator>
    <meta:editing-duration>P29DT2H49M21S</meta:editing-duration>
    <meta:editing-cycles>10807</meta:editing-cycles>
    <meta:document-statistic meta:table-count="1" meta:cell-count="453" meta:object-count="0"/>
  </office:meta>
</office:document-meta>
</file>